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03cm" fo:margin-left="-0.854cm" fo:margin-right="-0.949cm" table:align="margins" style:shadow="none"/>
    </style:style>
    <style:style style:name="Таблица1.A" style:family="table-column">
      <style:table-column-properties style:column-width="2.145cm" style:rel-column-width="1216*"/>
    </style:style>
    <style:style style:name="Таблица1.B" style:family="table-column">
      <style:table-column-properties style:column-width="1.323cm" style:rel-column-width="750*"/>
    </style:style>
    <style:style style:name="Таблица1.C" style:family="table-column">
      <style:table-column-properties style:column-width="1.293cm" style:rel-column-width="733*"/>
    </style:style>
    <style:style style:name="Таблица1.D" style:family="table-column">
      <style:table-column-properties style:column-width="1.404cm" style:rel-column-width="796*"/>
    </style:style>
    <style:style style:name="Таблица1.J" style:family="table-column">
      <style:table-column-properties style:column-width="1.402cm" style:rel-column-width="795*"/>
    </style:style>
    <style:style style:name="Таблица1.M" style:family="table-column">
      <style:table-column-properties style:column-width="1.408cm" style:rel-column-width="798*"/>
    </style:style>
    <style:style style:name="Таблица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1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1.2" style:family="table-row">
      <style:table-row-properties style:min-row-height="3.792cm"/>
    </style:style>
    <style:style style:name="Таблица1.A2" style:family="table-cell">
      <style:table-cell-properties fo:padding="0.097cm" fo:border-left="0.035cm solid #000000" fo:border-right="none" fo:border-top="none" fo:border-bottom="0.035cm solid #000000"/>
    </style:style>
    <style:style style:name="Таблица1.M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1.D3" style:family="table-cell">
      <style:table-cell-properties fo:padding="0.097cm" fo:border-left="0.035cm solid #000000" fo:border-right="none" fo:border-top="0.035cm solid #000000" fo:border-bottom="none"/>
    </style:style>
    <style:style style:name="Таблица1.E3" style:family="table-cell">
      <style:table-cell-properties fo:padding="0.097cm" fo:border-left="none" fo:border-right="none" fo:border-top="0.035cm solid #000000" fo:border-bottom="none"/>
    </style:style>
    <style:style style:name="Таблица1.F3" style:family="table-cell">
      <style:table-cell-properties fo:padding="0.097cm" fo:border-left="none" fo:border-right="0.035cm solid #000000" fo:border-top="0.035cm solid #000000" fo:border-bottom="none"/>
    </style:style>
    <style:style style:name="Таблица1.A4" style:family="table-cell">
      <style:table-cell-properties fo:padding="0.097cm" fo:border-left="0.035cm solid #000000" fo:border-right="0.035cm solid #000000" fo:border-top="none" fo:border-bottom="none"/>
    </style:style>
    <style:style style:name="Таблица1.D4" style:family="table-cell">
      <style:table-cell-properties fo:padding="0.097cm" fo:border-left="0.035cm solid #000000" fo:border-right="none" fo:border-top="none" fo:border-bottom="none"/>
    </style:style>
    <style:style style:name="Таблица1.E4" style:family="table-cell">
      <style:table-cell-properties fo:padding="0.097cm" fo:border="none"/>
    </style:style>
    <style:style style:name="Таблица1.F4" style:family="table-cell">
      <style:table-cell-properties fo:padding="0.097cm" fo:border-left="none" fo:border-right="0.035cm solid #000000" fo:border-top="none" fo:border-bottom="none"/>
    </style:style>
    <style:style style:name="Таблица1.E12" style:family="table-cell">
      <style:table-cell-properties fo:padding="0.097cm" fo:border-left="none" fo:border-right="none" fo:border-top="none" fo:border-bottom="0.035cm solid #000000"/>
    </style:style>
    <style:style style:name="Таблица1.F12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8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style:line-height-at-least="0.353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2pt" fo:background-color="transparent" style:font-size-asian="12pt" style:font-size-complex="12pt" fo:hyphenate="false" fo:hyphenation-remain-char-count="2" fo:hyphenation-push-char-count="2"/>
    </style:style>
    <style:style style:name="P10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style:font-name="Arial1" fo:font-size="12pt" fo:background-color="transparent" style:font-size-asian="12pt" style:font-name-complex="Arial2" style:font-size-complex="12pt"/>
    </style:style>
    <style:style style:name="P11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Standard" style:list-style-name="L2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Standard" style:list-style-name="L4">
      <style:paragraph-properties style:line-height-at-least="0.353cm" fo:background-color="transparent">
        <style:tab-stops>
          <style:tab-stop style:position="15.64cm" style:leader-style="solid" style:leader-text="_"/>
        </style:tab-stops>
        <style:background-image/>
      </style:paragraph-properties>
      <style:text-properties fo:font-size="12pt" fo:background-color="transparent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5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-2.341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margin-top="0cm" fo:margin-bottom="0cm" style:line-height-at-least="0.353cm" fo:orphans="2" fo:widows="2" fo:hyphenation-ladder-count="no-limit" fo:break-before="page" fo:background-color="transparent">
        <style:tab-stops>
          <style:tab-stop style:position="-0.616cm"/>
        </style:tab-stops>
        <style:background-image/>
      </style:paragraph-properties>
      <style:text-properties fo:font-size="12pt" fo:font-weight="bold" fo:background-color="transparent" style:font-size-asian="12pt" style:font-weight-asian="bold" style:font-size-complex="12pt" fo:hyphenate="true" fo:hyphenation-remain-char-count="2" fo:hyphenation-push-char-count="2"/>
    </style:style>
    <style:style style:name="P20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1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12pt" fo:background-color="transparent" style:font-size-asian="12pt" style:font-size-complex="12pt" fo:hyphenate="true" fo:hyphenation-remain-char-count="2" fo:hyphenation-push-char-count="2"/>
    </style:style>
    <style:style style:name="P22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3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4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Arial1" fo:font-size="12pt" fo:background-color="transparent" style:font-size-asian="12pt" style:font-name-complex="Arial2" style:font-size-complex="12pt" fo:hyphenate="false" fo:hyphenation-remain-char-count="2" fo:hyphenation-push-char-count="2"/>
    </style:style>
    <style:style style:name="P25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6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Symbol"/>
    </style:style>
    <style:style style:name="T11" style:family="text">
      <style:text-properties style:font-name="Symbol" fo:font-size="10pt" style:font-size-asian="10pt" style:font-size-complex="10pt"/>
    </style:style>
    <style:style style:name="T12" style:family="text">
      <style:text-properties style:text-underline-style="none"/>
    </style:style>
    <style:style style:name="T13" style:family="text">
      <style:text-properties style:font-name="Arial1" fo:font-size="10pt" style:font-name-asian="Arial2" style:font-size-asian="10pt" style:font-name-complex="Arial2" style:font-size-complex="10pt"/>
    </style:style>
    <style:style style:name="T14" style:family="text">
      <style:text-properties style:font-name="Arial1" fo:font-size="10pt" style:font-size-asian="10pt" style:font-name-complex="Arial2" style:font-size-complex="10pt"/>
    </style:style>
    <style:style style:name="T15" style:family="text">
      <style:text-properties style:font-name="Arial1" fo:font-size="10pt" style:text-underline-style="none" style:font-size-asian="10pt" style:font-name-complex="Arial2" style:font-size-complex="10pt"/>
    </style:style>
    <style:style style:name="T16" style:family="text">
      <style:text-properties style:font-name="Arial1" style:font-name-asian="Arial2" style:font-name-complex="Arial2"/>
    </style:style>
    <style:style style:name="T17" style:family="text">
      <style:text-properties style:font-name="Arial1" style:font-name-complex="Arial2"/>
    </style:style>
    <style:style style:name="T18" style:family="text">
      <style:text-properties style:font-name="Arial1" style:text-underline-style="none" style:font-name-complex="Arial2"/>
    </style:style>
    <style:style style:name="T19" style:family="text">
      <style:text-properties style:font-name-complex="Arial2"/>
    </style:style>
    <style:style style:name="T20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оверки № </text:p>
      <text:p text:style-name="P8">Дозиметр рентгеновского и гамма-излучения ДКС-АТ1121(1123)№__________</text:p>
      <text:p text:style-name="P8"/>
      <text:p text:style-name="P9">Поверка проводилась поверителем РУП «БелГИМ» (отдел измерений ионизационного излучения №4800) на базе УП «АТОМТЕХ».</text:p>
      <text:p text:style-name="P11"><text:span text:style-name="T20"/></text:p>
      <text:p text:style-name="P11"><text:span text:style-name="T20">Дата поверки</text:span>:___________</text:p>
      <text:p text:style-name="P11"><text:span text:style-name="T20"/></text:p>
      <text:p text:style-name="P11"><text:span text:style-name="T20">Условия поверки</text:span>:</text:p>
      <text:list xml:id="list472499015708108221" text:style-name="L2">
        <text:list-item>
          <text:p text:style-name="P12">температура<text:tab/><text:tab/><text:tab/>_______<text:span text:style-name="T10"></text:span>С;</text:p>
        </text:list-item>
        <text:list-item>
          <text:p text:style-name="P12">относительная влажность<text:tab/>_______ %;</text:p>
        </text:list-item>
        <text:list-item>
          <text:p text:style-name="P12">атмосферное давление<text:tab/>_______ кПа;</text:p>
        </text:list-item>
        <text:list-item>
          <text:p text:style-name="P12">внешний фон гамма-излучения<text:tab/>_______ мкЗв/ч;</text:p>
        </text:list-item>
      </text:list>
      <text:p text:style-name="P17"><text:span text:style-name="T20"/></text:p>
      <text:p text:style-name="P17"><text:span text:style-name="T20">Средства поверки</text:span>:<text:span text:style-name="T20"> </text:span></text:p>
      <text:list xml:id="list8132194978388616442" text:style-name="L3">
        <text:list-item>
          <text:p text:style-name="P10">образцовая дозиметрическая поверочная установка УДГ-АТ130 №015 с погрешностью аттестации <text:s/>±4%,св. <text:span text:style-name="T12">№210-1427/18 от 23.10.2018. </text:span>ФГУП "ВНИИМ им. Д.И. Менделеева", г. Санкт-Петербург, Россия;</text:p>
        </text:list-item>
        <text:list-item>
          <text:p text:style-name="P14"><text:span text:style-name="T17">образцовая </text:span><text:span text:style-name="T18">дозиметрическая поверочная установка УДГ-АТ110 №013 с погрешностью аттестации <text:s/>±5%,св. №210-1426/18 от 22.10.2018. </text:span><text:span text:style-name="T17">ФГУП "ВНИИМ им. Д.И. Менделеева"», г. Санкт-Петербург, Россия.</text:span></text:p>
        </text:list-item>
      </text:list>
      <text:p text:style-name="P24">Диапазон измерения прибора:</text:p>
      <text:list xml:id="list7884860285086446428" text:style-name="WWNum2">
        <text:list-item>
          <text:p text:style-name="P25"><text:span text:style-name="T19"><text:s/></text:span>от 50 нЗв/ч <text:s/>до 10 Зв/ч ;</text:p>
        </text:list-item>
        <text:list-item>
          <text:p text:style-name="P23"><text:s/>5 мкЗв/ч до 10 Зв/ч (во время кратковременного воздействия излучения);</text:p>
        </text:list-item>
        <text:list-item>
          <text:p text:style-name="P23"><text:s/>от 1 мкЗв/ч до 10 Зв/ч (во время импульсного излучения).</text:p>
        </text:list-item>
      </text:list>
      <text:p text:style-name="P26">Предел допускаемой основной относительной погрешности: <text:span text:style-name="T10"></text:span>15 % в непрервыный режиме; <text:span text:style-name="T10"></text:span> % в импульсном режиме; </text:p>
      <text:p text:style-name="P15"/>
      <text:p text:style-name="P15">1 Внешний осмотр</text:p>
      <text:list xml:id="list2269543355961128584" text:style-name="L4">
        <text:list-item>
          <text:p text:style-name="P13">документация<text:tab/></text:p>
        </text:list-item>
        <text:list-item>
          <text:p text:style-name="P13">комплектность<text:tab/></text:p>
        </text:list-item>
        <text:list-item>
          <text:p text:style-name="P13">отсутствие механических повреждений<text:tab/></text:p>
        </text:list-item>
      </text:list>
      <text:p text:style-name="P11"><text:span text:style-name="T20"/></text:p>
      <text:p text:style-name="P11"><text:span text:style-name="T20">2 Опробование</text:span></text:p>
      <text:p text:style-name="P11">-самоконтроль___________________________________________________________________</text:p>
      <text:p text:style-name="P11">-соответствие <text:s/>ПО________________________________________________________________</text:p>
      <text:p text:style-name="P15"/>
      <text:p text:style-name="P16"/>
      <text:list xml:id="list6624306094996686798" text:style-name="WWNum1">
        <text:list-item>
          <text:list>
            <text:list-item>
              <text:p text:style-name="P19">3 Определение основной относительной погрешности измерения мощности дозы</text:p>
            </text:list-item>
            <text:list-item>
              <text:p text:style-name="P20"/>
            </text:list-item>
            <text:list-item>
              <text:p text:style-name="P22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6"/>
        <table:table-column table:style-name="Таблица1.J"/>
        <table:table-column table:style-name="Таблица1.D" table:number-columns-repeated="2"/>
        <table:table-column table:style-name="Таблица1.M"/>
        <table:table-row>
          <table:table-cell table:style-name="Таблица1.A1" table:number-rows-spanned="2" office:value-type="string">
            <text:p text:style-name="P6">Эталонное значение мощности дозы в контрольной точке, <text:span text:style-name="T3">oi</text:span></text:p>
          </table:table-cell>
          <table:table-cell table:style-name="Таблица1.A1" table:number-rows-spanned="2" office:value-type="string">
            <text:p text:style-name="P1">№</text:p>
            <text:p text:style-name="P6">ист</text:p>
          </table:table-cell>
          <table:table-cell table:style-name="Таблица1.A1" table:number-rows-spanned="2" office:value-type="string">
            <text:p text:style-name="P3"><text:span text:style-name="T7">R</text:span>,</text:p>
            <text:p text:style-name="P6">см</text:p>
          </table:table-cell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M1" table:number-rows-spanned="2" office:value-type="string">
            <text:p text:style-name="P1">Предел допускаемой основной относительной погрешности, <text:span text:style-name="T2">%</text:span>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covered-table-cell/>
        </table:table-row>
        <table:table-row>
          <table:table-cell table:style-name="Таблица1.A3" office:value-type="string">
            <text:p text:style-name="P7">Фон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M2" table:number-rows-spanned="10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P6">0,07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,0 <text:span text:style-name="T2"><text:s/>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,0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M2" office:value-type="string">
            <text:p text:style-name="P6">7,0<text:span text:style-name="T2"> </text:span>Зв<text:span text:style-name="T2">/</text:span>ч</text:p>
          </table:table-cell>
          <table:table-cell table:style-name="Таблица1.M2" office:value-type="string">
            <text:p text:style-name="Table_20_Contents"/>
          </table:table-cell>
          <table:table-cell table:style-name="Таблица1.M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covered-table-cell/>
        </table:table-row>
      </table:table>
      <text:p text:style-name="Standard"/>
      <text:list xml:id="list28754956" text:continue-numbering="true" text:style-name="WWNum1">
        <text:list-item>
          <text:list>
            <text:list-item>
              <text:p text:style-name="P21">3.1 Проверка доверительной границы основной относительной погрешности измерения МЭД импульсного рентгеновского излучения:</text:p>
            </text:list-item>
            <text:list-item>
              <text:p text:style-name="P21"/>
            </text:list-item>
          </text:list>
        </text:list-item>
      </text:list>
      <text:p text:style-name="P18">Выводы: ________________________________________________________________________</text:p>
      <text:p text:style-name="P18">Квитанция-счет __________________________________________________________________</text:p>
      <text:p text:style-name="P18">Свидетельство (извещение о непригодности) _________________________________________</text:p>
      <text:p text:style-name="P18">Дата __________________</text:p>
      <text:p text:style-name="P18">Госповеритель 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4-10T23:11:03.42</meta:creation-date>
    <dc:date>2019-04-12T08:56:00.06</dc:date>
    <meta:editing-duration>PT25M10S</meta:editing-duration>
    <meta:editing-cycles>5</meta:editing-cycles>
    <meta:generator>OpenOffice/4.1.4$Win32 OpenOffice.org_project/414m5$Build-9788</meta:generator>
    <meta:document-statistic meta:table-count="1" meta:image-count="0" meta:object-count="0" meta:page-count="2" meta:paragraph-count="60" meta:word-count="296" meta:character-count="2549"/>
  </office:meta>
</office:document-meta>
</file>